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0.868126"/>
          <table:table-cell office:value-type="float" office:value="0.4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7005"/>
          <table:table-cell office:value-type="float" office:value="0.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2469"/>
          <table:table-cell office:value-type="float" office:value="0.3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1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0.86356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4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526"/>
          <table:table-cell office:value-type="float" office:value="0.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4798"/>
          <table:table-cell office:value-type="float" office:value="0.3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9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0.847452"/>
          <table:table-cell office:value-type="float" office:value="0.3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4134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0425"/>
          <table:table-cell office:value-type="float" office:value="0.3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0.848264"/>
          <table:table-cell office:value-type="float" office:value="0.3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8333"/>
          <table:table-cell office:value-type="float" office:value="0.3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4466"/>
          <table:table-cell office:value-type="float" office:value="0.3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0.826255"/>
          <table:table-cell office:value-type="float" office:value="0.3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9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573"/>
          <table:table-cell office:value-type="float" office:value="0.3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3266"/>
          <table:table-cell office:value-type="float" office:value="0.3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66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0.80278"/>
          <table:table-cell office:value-type="float" office:value="0.3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584"/>
          <table:table-cell office:value-type="float" office:value="0.4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8882"/>
          <table:table-cell office:value-type="float" office:value="0.3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35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0.825607"/>
          <table:table-cell office:value-type="float" office:value="0.3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1399"/>
          <table:table-cell office:value-type="float" office:value="0.3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7009"/>
          <table:table-cell office:value-type="float" office:value="0.3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92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0.85644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57314"/>
          <table:table-cell office:value-type="float" office:value="0.4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5574"/>
          <table:table-cell office:value-type="float" office:value="0.3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0.842136"/>
          <table:table-cell office:value-type="float" office:value="0.3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9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7272"/>
          <table:table-cell office:value-type="float" office:value="0.4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04124"/>
          <table:table-cell office:value-type="float" office:value="0.4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0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0.851063"/>
          <table:table-cell office:value-type="float" office:value="0.4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67407"/>
          <table:table-cell office:value-type="float" office:value="0.4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4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534"/>
          <table:table-cell office:value-type="float" office:value="0.3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6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785624"/>
          <table:table-cell office:value-type="float" office:value="0.33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4.0"/>
          <table:table-cell office:value-type="float" office:value="424.0"/>
          <table:table-cell office:value-type="float" office:value="36029.0"/>
          <table:table-cell office:value-type="float" office:value="110752.0"/>
          <table:table-cell office:value-type="float" office:value="121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4277"/>
          <table:table-cell office:value-type="float" office:value="0.30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71.0"/>
          <table:table-cell office:value-type="float" office:value="36029.0"/>
          <table:table-cell office:value-type="float" office:value="110752.0"/>
          <table:table-cell office:value-type="float" office:value="122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3203"/>
          <table:table-cell office:value-type="float" office:value="0.2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6.0"/>
          <table:table-cell office:value-type="float" office:value="22303.0"/>
          <table:table-cell office:value-type="float" office:value="73466.0"/>
          <table:table-cell office:value-type="float" office:value="1153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716846"/>
          <table:table-cell office:value-type="float" office:value="0.28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557.0"/>
          <table:table-cell office:value-type="float" office:value="36029.0"/>
          <table:table-cell office:value-type="float" office:value="110762.0"/>
          <table:table-cell office:value-type="float" office:value="122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7169"/>
          <table:table-cell office:value-type="float" office:value="0.325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4.0"/>
          <table:table-cell office:value-type="float" office:value="483.0"/>
          <table:table-cell office:value-type="float" office:value="36029.0"/>
          <table:table-cell office:value-type="float" office:value="110762.0"/>
          <table:table-cell office:value-type="float" office:value="121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5127"/>
          <table:table-cell office:value-type="float" office:value="0.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9.0"/>
          <table:table-cell office:value-type="float" office:value="22303.0"/>
          <table:table-cell office:value-type="float" office:value="73476.0"/>
          <table:table-cell office:value-type="float" office:value="1147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730374"/>
          <table:table-cell office:value-type="float" office:value="0.33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73.0"/>
          <table:table-cell office:value-type="float" office:value="36029.0"/>
          <table:table-cell office:value-type="float" office:value="110744.0"/>
          <table:table-cell office:value-type="float" office:value="121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9664"/>
          <table:table-cell office:value-type="float" office:value="0.3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09.0"/>
          <table:table-cell office:value-type="float" office:value="36029.0"/>
          <table:table-cell office:value-type="float" office:value="110744.0"/>
          <table:table-cell office:value-type="float" office:value="121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42507"/>
          <table:table-cell office:value-type="float" office:value="0.31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2.0"/>
          <table:table-cell office:value-type="float" office:value="1009.0"/>
          <table:table-cell office:value-type="float" office:value="22303.0"/>
          <table:table-cell office:value-type="float" office:value="73458.0"/>
          <table:table-cell office:value-type="float" office:value="1144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95744"/>
          <table:table-cell office:value-type="float" office:value="0.35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2.0"/>
          <table:table-cell office:value-type="float" office:value="971.0"/>
          <table:table-cell office:value-type="float" office:value="36029.0"/>
          <table:table-cell office:value-type="float" office:value="110762.0"/>
          <table:table-cell office:value-type="float" office:value="12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95838"/>
          <table:table-cell office:value-type="float" office:value="0.34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6.0"/>
          <table:table-cell office:value-type="float" office:value="1608.0"/>
          <table:table-cell office:value-type="float" office:value="36029.0"/>
          <table:table-cell office:value-type="float" office:value="110762.0"/>
          <table:table-cell office:value-type="float" office:value="121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206"/>
          <table:table-cell office:value-type="float" office:value="0.2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2.0"/>
          <table:table-cell office:value-type="float" office:value="22303.0"/>
          <table:table-cell office:value-type="float" office:value="73476.0"/>
          <table:table-cell office:value-type="float" office:value="1144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46418"/>
          <table:table-cell office:value-type="float" office:value="0.32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02.0"/>
          <table:table-cell office:value-type="float" office:value="36029.0"/>
          <table:table-cell office:value-type="float" office:value="110752.0"/>
          <table:table-cell office:value-type="float" office:value="1228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8583"/>
          <table:table-cell office:value-type="float" office:value="0.312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293.0"/>
          <table:table-cell office:value-type="float" office:value="36029.0"/>
          <table:table-cell office:value-type="float" office:value="110752.0"/>
          <table:table-cell office:value-type="float" office:value="121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1039"/>
          <table:table-cell office:value-type="float" office:value="0.27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0.0"/>
          <table:table-cell office:value-type="float" office:value="543.0"/>
          <table:table-cell office:value-type="float" office:value="22303.0"/>
          <table:table-cell office:value-type="float" office:value="73466.0"/>
          <table:table-cell office:value-type="float" office:value="1144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0.852403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5904"/>
          <table:table-cell office:value-type="float" office:value="0.3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3974"/>
          <table:table-cell office:value-type="float" office:value="0.3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9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0.728359"/>
          <table:table-cell office:value-type="float" office:value="0.3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1309"/>
          <table:table-cell office:value-type="float" office:value="0.4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1804"/>
          <table:table-cell office:value-type="float" office:value="0.3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82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0.808326"/>
          <table:table-cell office:value-type="float" office:value="0.3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1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0971"/>
          <table:table-cell office:value-type="float" office:value="0.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4688"/>
          <table:table-cell office:value-type="float" office:value="0.35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47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39163"/>
          <table:table-cell office:value-type="float" office:value="0.91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7.0"/>
          <table:table-cell office:value-type="float" office:value="575.0"/>
          <table:table-cell office:value-type="float" office:value="74943.0"/>
          <table:table-cell office:value-type="float" office:value="231620.0"/>
          <table:table-cell office:value-type="float" office:value="146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766"/>
          <table:table-cell office:value-type="float" office:value="0.649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65.0"/>
          <table:table-cell office:value-type="float" office:value="1176.0"/>
          <table:table-cell office:value-type="float" office:value="74943.0"/>
          <table:table-cell office:value-type="float" office:value="231620.0"/>
          <table:table-cell office:value-type="float" office:value="146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4025"/>
          <table:table-cell office:value-type="float" office:value="0.493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555.0"/>
          <table:table-cell office:value-type="float" office:value="3262.0"/>
          <table:table-cell office:value-type="float" office:value="50797.0"/>
          <table:table-cell office:value-type="float" office:value="164830.0"/>
          <table:table-cell office:value-type="float" office:value="1328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0.784219"/>
          <table:table-cell office:value-type="float" office:value="0.3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6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45478"/>
          <table:table-cell office:value-type="float" office:value="0.4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25894"/>
          <table:table-cell office:value-type="float" office:value="0.36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56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630243"/>
          <table:table-cell office:value-type="float" office:value="0.26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0.0"/>
          <table:table-cell office:value-type="float" office:value="1050.0"/>
          <table:table-cell office:value-type="float" office:value="12039.0"/>
          <table:table-cell office:value-type="float" office:value="38386.0"/>
          <table:table-cell office:value-type="float" office:value="107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35148"/>
          <table:table-cell office:value-type="float" office:value="0.15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00.0"/>
          <table:table-cell office:value-type="float" office:value="12039.0"/>
          <table:table-cell office:value-type="float" office:value="38386.0"/>
          <table:table-cell office:value-type="float" office:value="1031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2758"/>
          <table:table-cell office:value-type="float" office:value="0.18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2.0"/>
          <table:table-cell office:value-type="float" office:value="10146.0"/>
          <table:table-cell office:value-type="float" office:value="32104.0"/>
          <table:table-cell office:value-type="float" office:value="1056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80219"/>
          <table:table-cell office:value-type="float" office:value="0.206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5.0"/>
          <table:table-cell office:value-type="float" office:value="604.0"/>
          <table:table-cell office:value-type="float" office:value="12039.0"/>
          <table:table-cell office:value-type="float" office:value="38386.0"/>
          <table:table-cell office:value-type="float" office:value="103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54886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26.0"/>
          <table:table-cell office:value-type="float" office:value="12039.0"/>
          <table:table-cell office:value-type="float" office:value="38386.0"/>
          <table:table-cell office:value-type="float" office:value="106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49378"/>
          <table:table-cell office:value-type="float" office:value="0.17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8.0"/>
          <table:table-cell office:value-type="float" office:value="10146.0"/>
          <table:table-cell office:value-type="float" office:value="32104.0"/>
          <table:table-cell office:value-type="float" office:value="101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46652"/>
          <table:table-cell office:value-type="float" office:value="0.14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5.0"/>
          <table:table-cell office:value-type="float" office:value="12039.0"/>
          <table:table-cell office:value-type="float" office:value="38386.0"/>
          <table:table-cell office:value-type="float" office:value="102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24263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2039.0"/>
          <table:table-cell office:value-type="float" office:value="38386.0"/>
          <table:table-cell office:value-type="float" office:value="103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1358"/>
          <table:table-cell office:value-type="float" office:value="0.1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10146.0"/>
          <table:table-cell office:value-type="float" office:value="32104.0"/>
          <table:table-cell office:value-type="float" office:value="1067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535247"/>
          <table:table-cell office:value-type="float" office:value="0.1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395.0"/>
          <table:table-cell office:value-type="float" office:value="12039.0"/>
          <table:table-cell office:value-type="float" office:value="38386.0"/>
          <table:table-cell office:value-type="float" office:value="103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4852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2039.0"/>
          <table:table-cell office:value-type="float" office:value="38386.0"/>
          <table:table-cell office:value-type="float" office:value="1036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68577"/>
          <table:table-cell office:value-type="float" office:value="0.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0146.0"/>
          <table:table-cell office:value-type="float" office:value="32104.0"/>
          <table:table-cell office:value-type="float" office:value="1009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73538"/>
          <table:table-cell office:value-type="float" office:value="0.1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217.0"/>
          <table:table-cell office:value-type="float" office:value="12039.0"/>
          <table:table-cell office:value-type="float" office:value="38386.0"/>
          <table:table-cell office:value-type="float" office:value="1006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3471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.0"/>
          <table:table-cell office:value-type="float" office:value="12039.0"/>
          <table:table-cell office:value-type="float" office:value="38386.0"/>
          <table:table-cell office:value-type="float" office:value="107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1977"/>
          <table:table-cell office:value-type="float" office:value="0.23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0146.0"/>
          <table:table-cell office:value-type="float" office:value="32104.0"/>
          <table:table-cell office:value-type="float" office:value="106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